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69cm" svg:height="1.397cm" draw:transform="skewX (0.00139626340159546) rotate (1.5707963267949) translate (3.552cm 2.51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54cm" svg:y1="1.889cm" svg:x2="2.651cm" svg:y2="1.889cm">
          <text:p/>
        </draw:line>
        <draw:custom-shape draw:style-name="gr3" draw:text-style-name="P1" draw:layer="layout" svg:width="0.762cm" svg:height="0.254cm" svg:x="5.333cm" svg:y="1.7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015cm" svg:height="0.489cm" svg:x="5.206cm" svg:y="1.644cm">
          <draw:text-box>
            <text:p><text:span text:style-name="T1">3.3 </text:span><text:span text:style-name="T2">Ω</text:span></text:p>
          </draw:text-box>
        </draw:frame>
        <draw:frame draw:style-name="gr5" draw:text-style-name="P2" draw:layer="layout" svg:width="1.539cm" svg:height="0.508cm" svg:x="3.413cm" svg:y="1.625cm">
          <draw:text-box>
            <text:p><text:span text:style-name="T1">ULN2003A</text:span></text:p>
          </draw:text-box>
        </draw:frame>
        <draw:frame draw:style-name="gr4" draw:text-style-name="P3" draw:layer="layout" svg:width="0.659cm" svg:height="0.564cm" svg:x="2.905cm" svg:y="1.371cm">
          <draw:text-box>
            <text:p><text:span text:style-name="T3">1</text:span></text:p>
          </draw:text-box>
        </draw:frame>
        <draw:line draw:style-name="gr2" draw:text-style-name="P1" draw:layer="layout" svg:x1="4.063cm" svg:y1="2.26cm" svg:x2="4.063cm" svg:y2="2.895cm">
          <text:p/>
        </draw:line>
        <draw:line draw:style-name="gr2" draw:text-style-name="P1" draw:layer="layout" svg:x1="4.952cm" svg:y1="1.879cm" svg:x2="5.333cm" svg:y2="1.879cm">
          <text:p/>
        </draw:line>
        <draw:frame draw:style-name="gr4" draw:text-style-name="P4" draw:layer="layout" svg:width="1.285cm" svg:height="0.645cm" svg:x="3.428cm" svg:y="2.768cm">
          <draw:text-box>
            <text:p><text:span text:style-name="T4">GND</text:span></text:p>
          </draw:text-box>
        </draw:frame>
        <draw:frame draw:style-name="gr4" draw:text-style-name="P4" draw:layer="layout" svg:width="1.582cm" svg:height="0.645cm" svg:x="1.254cm" svg:y="1.574cm">
          <draw:text-box>
            <text:p><text:span text:style-name="T4">GPIO7</text:span></text:p>
          </draw:text-box>
        </draw:frame>
        <draw:frame draw:style-name="gr4" draw:text-style-name="P3" draw:layer="layout" svg:width="0.815cm" svg:height="0.564cm" svg:x="4.645cm" svg:y="1.371cm">
          <draw:text-box>
            <text:p><text:span text:style-name="T3">16</text:span></text:p>
          </draw:text-box>
        </draw:frame>
        <draw:frame draw:style-name="gr4" draw:text-style-name="P3" draw:layer="layout" svg:width="0.659cm" svg:height="0.564cm" svg:x="3.936cm" svg:y="2.072cm">
          <draw:text-box>
            <text:p><text:span text:style-name="T3">8</text:span></text:p>
          </draw:text-box>
        </draw:frame>
        <draw:line draw:style-name="gr2" draw:text-style-name="P1" draw:layer="layout" svg:x1="6.476cm" svg:y1="1.625cm" svg:x2="6.476cm" svg:y2="2.133cm">
          <text:p/>
        </draw:line>
        <draw:line draw:style-name="gr2" draw:text-style-name="P1" draw:layer="layout" svg:x1="6.095cm" svg:y1="1.879cm" svg:x2="6.476cm" svg:y2="1.879cm">
          <text:p/>
        </draw:line>
        <draw:line draw:style-name="gr2" draw:text-style-name="P1" draw:layer="layout" svg:x1="6.476cm" svg:y1="1.879cm" svg:x2="6.857cm" svg:y2="1.625cm">
          <text:p/>
        </draw:line>
        <draw:line draw:style-name="gr2" draw:text-style-name="P1" draw:layer="layout" svg:x1="6.476cm" svg:y1="1.879cm" svg:x2="6.857cm" svg:y2="2.133cm">
          <text:p/>
        </draw:line>
        <draw:line draw:style-name="gr2" draw:text-style-name="P1" draw:layer="layout" svg:x1="6.857cm" svg:y1="2.133cm" svg:x2="6.857cm" svg:y2="1.625cm">
          <text:p/>
        </draw:line>
        <draw:line draw:style-name="gr2" draw:text-style-name="P1" draw:layer="layout" svg:x1="6.857cm" svg:y1="1.879cm" svg:x2="7.238cm" svg:y2="1.879cm">
          <text:p/>
        </draw:line>
        <draw:frame draw:style-name="gr4" draw:text-style-name="P4" draw:layer="layout" svg:width="1.141cm" svg:height="0.645cm" svg:x="7.106cm" svg:y="1.508cm">
          <draw:text-box>
            <text:p><text:span text:style-name="T4">+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